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00])" office:value-type="float" office:value="0.0000296791443101379" calcext:value-type="float">
            <text:p>2.96791443101379E-05</text:p>
          </table:table-cell>
          <table:table-cell table:formula="of:=AVERAGE([.N2:.N200])" office:value-type="float" office:value="0.0000477638341040773" calcext:value-type="float">
            <text:p>4.77638341040773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13:41:40.2556702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1-20T13:47:48.170950804</dc:date>
    <meta:editing-duration>P1DT56M3S</meta:editing-duration>
    <meta:editing-cycles>146</meta:editing-cycles>
    <meta:generator>LibreOffice/7.2.2.2$Linux_X86_64 LibreOffice_project/20$Build-2</meta:generator>
    <meta:document-statistic meta:table-count="1" meta:cell-count="3276" meta:object-count="0"/>
  </office:meta>
</office:document-meta>
</file>